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26pt"/>
    </style:style>
    <style:style style:name="co2" style:family="table-column">
      <style:table-column-properties fo:break-before="auto" style:column-width="460.26pt"/>
    </style:style>
    <style:style style:name="co3" style:family="table-column">
      <style:table-column-properties fo:break-before="auto" style:column-width="660.44pt"/>
    </style:style>
    <style:style style:name="co4" style:family="table-column">
      <style:table-column-properties fo:break-before="auto" style:column-width="64.01pt"/>
    </style:style>
    <style:style style:name="co5" style:family="table-column">
      <style:table-column-properties fo:break-before="auto" style:column-width="301.41pt"/>
    </style:style>
    <style:style style:name="co6" style:family="table-column">
      <style:table-column-properties fo:break-before="auto" style:column-width="574.04pt"/>
    </style:style>
    <style:style style:name="co7" style:family="table-column">
      <style:table-column-properties fo:break-before="auto" style:column-width="445.1pt"/>
    </style:style>
    <style:style style:name="co8" style:family="table-column">
      <style:table-column-properties fo:break-before="auto" style:column-width="716.2pt"/>
    </style:style>
    <style:style style:name="co9" style:family="table-column">
      <style:table-column-properties fo:break-before="auto" style:column-width="544.56pt"/>
    </style:style>
    <style:style style:name="ro1" style:family="table-row">
      <style:table-row-properties style:row-height="155.76pt" fo:break-before="auto" style:use-optimal-row-height="true"/>
    </style:style>
    <style:style style:name="ro2" style:family="table-row">
      <style:table-row-properties style:row-height="222.09pt" fo:break-before="auto" style:use-optimal-row-height="true"/>
    </style:style>
    <style:style style:name="ro3" style:family="table-row">
      <style:table-row-properties style:row-height="174.61pt" fo:break-before="auto" style:use-optimal-row-height="true"/>
    </style:style>
    <style:style style:name="ro4" style:family="table-row">
      <style:table-row-properties style:row-height="24.01pt" fo:break-before="auto" style:use-optimal-row-height="true"/>
    </style:style>
    <style:style style:name="ro5" style:family="table-row">
      <style:table-row-properties style:row-height="34.21pt" fo:break-before="auto" style:use-optimal-row-height="true"/>
    </style:style>
    <style:style style:name="ro6" style:family="table-row">
      <style:table-row-properties style:row-height="23.16pt" fo:break-before="auto" style:use-optimal-row-height="true"/>
    </style:style>
    <style:style style:name="ro7" style:family="table-row">
      <style:table-row-properties style:row-height="12.81pt" fo:break-before="auto" style:use-optimal-row-height="true"/>
    </style:style>
    <style:style style:name="ro8" style:family="table-row">
      <style:table-row-properties style:row-height="90pt" fo:break-before="auto" style:use-optimal-row-height="true"/>
    </style:style>
    <style:style style:name="ro9" style:family="table-row">
      <style:table-row-properties style:row-height="35.01pt" fo:break-before="auto" style:use-optimal-row-height="true"/>
    </style:style>
    <style:style style:name="ro10" style:family="table-row">
      <style:table-row-properties style:row-height="134.5pt" fo:break-before="auto" style:use-optimal-row-height="true"/>
    </style:style>
    <style:style style:name="ro11" style:family="table-row">
      <style:table-row-properties style:row-height="167.5pt" fo:break-before="auto" style:use-optimal-row-height="true"/>
    </style:style>
    <style:style style:name="ro12" style:family="table-row">
      <style:table-row-properties style:row-height="13.01pt" fo:break-before="auto" style:use-optimal-row-height="true"/>
    </style:style>
    <style:style style:name="ro13" style:family="table-row">
      <style:table-row-properties style:row-height="112.51pt" fo:break-before="auto" style:use-optimal-row-height="true"/>
    </style:style>
    <style:style style:name="ro14" style:family="table-row">
      <style:table-row-properties style:row-height="123.51pt" fo:break-before="auto" style:use-optimal-row-height="true"/>
    </style:style>
    <style:style style:name="ro15" style:family="table-row">
      <style:table-row-properties style:row-height="101pt" fo:break-before="auto" style:use-optimal-row-height="true"/>
    </style:style>
    <style:style style:name="ro16" style:family="table-row">
      <style:table-row-properties style:row-height="158.46pt" fo:break-before="auto" style:use-optimal-row-height="true"/>
    </style:style>
    <style:style style:name="ro17" style:family="table-row">
      <style:table-row-properties style:row-height="140pt" fo:break-before="auto" style:use-optimal-row-height="true"/>
    </style:style>
    <style:style style:name="ro18" style:family="table-row">
      <style:table-row-properties style:row-height="36.14pt" fo:break-before="auto" style:use-optimal-row-height="true"/>
    </style:style>
    <style:style style:name="ro19" style:family="table-row">
      <style:table-row-properties style:row-height="47.65pt" fo:break-before="auto" style:use-optimal-row-height="true"/>
    </style:style>
    <style:style style:name="ro20" style:family="table-row">
      <style:table-row-properties style:row-height="24.6pt" fo:break-before="auto" style:use-optimal-row-height="true"/>
    </style:style>
    <style:style style:name="ro21" style:family="table-row">
      <style:table-row-properties style:row-height="180pt" fo:break-before="auto" style:use-optimal-row-height="false"/>
    </style:style>
    <style:style style:name="ro22" style:family="table-row">
      <style:table-row-properties style:row-height="60.01pt" fo:break-before="auto" style:use-optimal-row-height="false"/>
    </style:style>
    <style:style style:name="ro23" style:family="table-row">
      <style:table-row-properties style:row-height="60.89pt" fo:break-before="auto" style:use-optimal-row-height="false"/>
    </style:style>
    <style:style style:name="ro24" style:family="table-row">
      <style:table-row-properties style:row-height="53.01pt" fo:break-before="auto" style:use-optimal-row-height="false"/>
    </style:style>
    <style:style style:name="ro25" style:family="table-row">
      <style:table-row-properties style:row-height="54pt" fo:break-before="auto" style:use-optimal-row-height="false"/>
    </style:style>
    <style:style style:name="ro26" style:family="table-row">
      <style:table-row-properties style:row-height="43.99pt" fo:break-before="auto" style:use-optimal-row-height="false"/>
    </style:style>
    <style:style style:name="ro27" style:family="table-row">
      <style:table-row-properties style:row-height="64.01pt" fo:break-before="auto" style:use-optimal-row-height="false"/>
    </style:style>
    <style:style style:name="ro28" style:family="table-row">
      <style:table-row-properties style:row-height="57pt" fo:break-before="auto" style:use-optimal-row-height="false"/>
    </style:style>
    <style:style style:name="ro29" style:family="table-row">
      <style:table-row-properties style:row-height="67.01pt" fo:break-before="auto" style:use-optimal-row-height="false"/>
    </style:style>
    <style:style style:name="ro30" style:family="table-row">
      <style:table-row-properties style:row-height="69pt" fo:break-before="auto" style:use-optimal-row-height="false"/>
    </style:style>
    <style:style style:name="ro31" style:family="table-row">
      <style:table-row-properties style:row-height="75pt" fo:break-before="auto" style:use-optimal-row-height="false"/>
    </style:style>
    <style:style style:name="ro32" style:family="table-row">
      <style:table-row-properties style:row-height="61.99pt" fo:break-before="auto" style:use-optimal-row-height="false"/>
    </style:style>
    <style:style style:name="ro33" style:family="table-row">
      <style:table-row-properties style:row-height="68pt" fo:break-before="auto" style:use-optimal-row-height="false"/>
    </style:style>
    <style:style style:name="ro34" style:family="table-row">
      <style:table-row-properties style:row-height="54.99pt" fo:break-before="auto" style:use-optimal-row-height="false"/>
    </style:style>
    <style:style style:name="ro35" style:family="table-row">
      <style:table-row-properties style:row-height="71.01pt" fo:break-before="auto" style:use-optimal-row-height="false"/>
    </style:style>
    <style:style style:name="ro36" style:family="table-row">
      <style:table-row-properties style:row-height="47pt" fo:break-before="auto" style:use-optimal-row-height="false"/>
    </style:style>
    <style:style style:name="ro37" style:family="table-row">
      <style:table-row-properties style:row-height="58pt" fo:break-before="auto" style:use-optimal-row-height="false"/>
    </style:style>
    <style:style style:name="ro38" style:family="table-row">
      <style:table-row-properties style:row-height="40.99pt" fo:break-before="auto" style:use-optimal-row-height="false"/>
    </style:style>
    <style:style style:name="ro39" style:family="table-row">
      <style:table-row-properties style:row-height="65.99pt" fo:break-before="auto" style:use-optimal-row-height="false"/>
    </style:style>
    <style:style style:name="ro40" style:family="table-row">
      <style:table-row-properties style:row-height="56.01pt" fo:break-before="auto" style:use-optimal-row-height="false"/>
    </style:style>
    <style:style style:name="ro41" style:family="table-row">
      <style:table-row-properties style:row-height="40pt" fo:break-before="auto" style:use-optimal-row-height="false"/>
    </style:style>
    <style:style style:name="ro42" style:family="table-row">
      <style:table-row-properties style:row-height="58.99pt" fo:break-before="auto" style:use-optimal-row-height="false"/>
    </style:style>
    <style:style style:name="ro43" style:family="table-row">
      <style:table-row-properties style:row-height="61pt" fo:break-before="auto" style:use-optimal-row-height="false"/>
    </style:style>
    <style:style style:name="ro44" style:family="table-row">
      <style:table-row-properties style:row-height="51pt" fo:break-before="auto" style:use-optimal-row-height="false"/>
    </style:style>
    <style:style style:name="ro45" style:family="table-row">
      <style:table-row-properties style:row-height="49.01pt"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wrap-option="wrap"/>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font-style="normal" fo:text-shadow="none" style:text-underline-style="none" fo:font-weight="bold" style:text-underline-mode="continuous" style:text-overline-mode="continuous" style:text-line-through-mode="continuous" style:font-name-asian="Segoe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font-style="normal" fo:text-shadow="none" style:text-underline-style="none" fo:font-weight="normal" style:text-underline-mode="continuous" style:text-overline-mode="continuous" style:text-line-through-mode="continuous" style:font-name-asian="Segoe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font-style="italic" fo:text-shadow="none" style:text-underline-style="none" fo:font-weight="bold" style:text-underline-mode="continuous" style:text-overline-mode="continuous" style:text-line-through-mode="continuous" style:font-name-asian="Segoe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1" style:family="text">
      <style:text-properties style:font-name="" fo:font-size="12pt" fo:font-weight="bold" style:font-weight-asian="bold" style:font-weight-complex="bold"/>
    </style:style>
    <style:style style:name="T2" style:family="text">
      <style:text-properties style:font-name="" fo:font-size="12pt"/>
    </style:style>
  </office:automatic-styles>
  <office:body>
    <office:spreadsheet>
      <table:table table:name="Python" table:style-name="ta1" table:print="false">
        <table:table-column table:style-name="co1" table:default-cell-style-name="ce2"/>
        <table:table-column table:style-name="co2" table:default-cell-style-name="ce2"/>
        <table:table-column table:style-name="co3" table:default-cell-style-name="ce2"/>
        <table:table-column table:style-name="co4" table:number-columns-repeated="1021" table:default-cell-style-name="ce2"/>
        <table:table-row table:style-name="ro1">
          <table:table-cell office:value-type="string" calcext:value-type="string">
            <text:p>Djangpo</text:p>
          </table:table-cell>
          <table:table-cell office:value-type="string" calcext:value-type="string">
            <text:p>Django использует ORM для сопоставления объектов с таблицами баз данных. Один и тот же код работает с разными базами данных, так что переход из одной БД в другую становится простой задачей. Основными базами, с которыми работает Django, являются PostgreSQL, MySQL, SQLite и Oracle. Можно добавить и другие, но для этого понадобятся решения сторонних разработчиков.</text:p>
            <text:p>свободный open-source full-stack фреймворк. Он позволяет добавить большинство стандартных функций единым пакетом вместо поиска отдельных библиотек.</text:p>
            <text:p>Среди них — такие востребованные, как аутентификация, URL-маршрутизация, миграция схемы данных и т.п.</text:p>
          </table:table-cell>
          <table:table-cell table:style-name="ce1" office:value-type="string" calcext:value-type="string">
            <text:p>audioop - это библиотека для работы со звуком. Она содержит несколько полезных функций для обработки записей 8, 16, 24 или 32 бит. Модуль поддерживает различные кодировки. Есть поддержка конвертации форматов, настройки битов, и множество других возможностей.</text:p>
          </table:table-cell>
          <table:table-cell table:number-columns-repeated="1021"/>
        </table:table-row>
        <table:table-row table:style-name="ro2">
          <table:table-cell office:value-type="string" calcext:value-type="string">
            <text:p>Flask</text:p>
          </table:table-cell>
          <table:table-cell office:value-type="string" calcext:value-type="string">
            <text:p>Это микрофреймворк, который предоставляется по лицензии BSD. Его разработчики вдохновлялись фреймворком Sinatra Ruby. Он зависит от инструментария Werkzeug WSGI и шаблона Jinja2.</text:p>
            <text:p/>
            <text:p>У Flask модульный дизайн, который позволяет адаптировать его для выполнения многих задач. «Из коробки» разработчик получает следующие функции:</text:p>
            <text:p/>
            <text:p>встроенный сервер и дебаггер;</text:p>
            <text:p>шаблоны Jinja2;</text:p>
            <text:p>поддержка безопасных кукис;</text:p>
            <text:p>WSGI 1.0;</text:p>
            <text:p>Unicode;</text:p>
            <text:p>возможность подключения к любой ORM.</text:p>
            <text:p/>
            <text:p>Создавался фреймворк для поддержки разработчиков веб-приложений, которые получили возможность выбирать расширения по вкусу.</text:p>
            <text:p/>
          </table:table-cell>
          <table:table-cell table:style-name="ce1" office:value-type="string" calcext:value-type="string">
            <text:p>base64 - шифрование base64 стало очень популярным в последнее время. Эта библиотека позволяет шифровать бинарные данные в читаемые ASCII символы, а затем обратно раскодировать в бинарные данные. Можно кодировать не только последовательности байт, но и обычные строки.</text:p>
          </table:table-cell>
          <table:table-cell table:number-columns-repeated="1021"/>
        </table:table-row>
        <table:table-row table:style-name="ro3">
          <table:table-cell office:value-type="string" calcext:value-type="string">
            <text:p>Web2Py</text:p>
          </table:table-cell>
          <table:table-cell office:value-type="string" calcext:value-type="string">
            <text:p>А это — масштабируемый open-source full-stack фреймворк для Python. Но прежде чем начать с ним работать, стоит запомнить, что с Python 3 он несовместим.</text:p>
            <text:p/>
            <text:p>Зато Web2py поставляется с собственным IDEwhich: в нем есть редактор кода, дебаггер и деплой в один клик. Среди прочих функций и инструментов стоит выделить следующие:</text:p>
            <text:p/>
            <text:p>отсутствие необходимости в установке и настройке;</text:p>
            <text:p>работа в среде Windows, Mac, Google App Engine, Amazon EC2 и на любом хостинге, который поддерживает Python 2.5–2.7 или Java+Python;</text:p>
            <text:p>работа с различными протоколами;</text:p>
            <text:p>высокий уровень безопасности данных;</text:p>
            <text:p>трекер ошибок;</text:p>
            <text:p>обратная совместимость, которая позволяет без труда работать с приложениями и сервисами на основе прежних версий фреймворка.</text:p>
            <text:p/>
          </table:table-cell>
          <table:table-cell table:style-name="ce1" office:value-type="string" calcext:value-type="string">
            <text:p>calendar - как следует из названия, этот модуль позволяет работать с календарем. Вы можете выводить календарь, так же как это делает утилита cal в Linux. По умолчанию, началом недели считается понедельник, но можно поменять настройки на воскресение. Вы можете просматривать информацию о днях недели, месяца, года, выводить списки и многое другое.</text:p>
          </table:table-cell>
          <table:table-cell table:number-columns-repeated="1021"/>
        </table:table-row>
        <table:table-row table:style-name="ro1">
          <table:table-cell office:value-type="string" calcext:value-type="string">
            <text:p>CherryPy</text:p>
          </table:table-cell>
          <table:table-cell office:value-type="string" calcext:value-type="string">
            <text:p>CherryPy — минималистичный веб-фреймворк с открытым исходным кодом. Он обеспечивает возможность создания веб-приложений Python, которое ничем не отличается от построения любой другой объектно-ориентированной программы.</text:p>
            <text:p/>
            <text:p>По факту это веб-приложение, работающее под управлением CherryPy, является автономным приложением Python, использующее собственный многопоточный веб-сервер. Приложения CherryPy запускаются в любой операционной системе, поддерживающей Python (Windows, MacOS, Linux и т.д.). Они могут быть развернуты в любом окружении, где вы можете запускать обычное приложение Python. Вам не требуется Apache для приложений CherryPy, вы можете запустить приложение CherryPy в Apache, так же как в Lighttpd или IIS.</text:p>
            <text:p/>
            <text:p>CherryPy позволяет использовать любой тип технологии для шаблонизации, доступа к данным и т.д. Он также может обрабатывать статьи, статику, куки, загружать файлы и все остальное, что умеют другие фреймворки.</text:p>
          </table:table-cell>
          <table:table-cell table:style-name="ce1" office:value-type="string" calcext:value-type="string">
            <text:p>cgi - несмотря на то, что лидером в плане серверного языка программирования является PHP, Python тоже поддерживает такую возможность. Модуль cgi позволяет интерпретатору обрабатывать скрипты по запросу веб-сервера и возвращать ему же результат обработки. С помощью модуля в скрипте мы можем получить переменные, переданные браузером с помощью GET или POST, а также влиять на отправляемые данные.</text:p>
          </table:table-cell>
          <table:table-cell table:number-columns-repeated="1021"/>
        </table:table-row>
        <table:table-row table:style-name="ro4">
          <table:table-cell table:number-columns-repeated="2"/>
          <table:table-cell table:style-name="ce1" office:value-type="string" calcext:value-type="string">
            <text:p>configparser - это простая библиотека, которая позволяет разбирать содержимое простейших конфигурационных файлов формата ini. Такие файлы очень часто используются в Windows. Вы можете не только читать содержимое файлов, но и изменять его.</text:p>
          </table:table-cell>
          <table:table-cell table:number-columns-repeated="1021"/>
        </table:table-row>
        <table:table-row table:style-name="ro5">
          <table:table-cell table:number-columns-repeated="2"/>
          <table:table-cell table:style-name="ce1" office:value-type="string" calcext:value-type="string">
            <text:p>csv - модуль, позволяющий работать с форматом файлов csv (Comma Separated Values). Этот формат очень популярен при импорте и экспорте из различных таблиц или баз данных. Модуль имеет два класса, reader и writer, которые позволяют читать и записывать данные в формат csv.</text:p>
          </table:table-cell>
          <table:table-cell table:number-columns-repeated="1021"/>
        </table:table-row>
        <table:table-row table:style-name="ro6">
          <table:table-cell table:number-columns-repeated="2"/>
          <table:table-cell table:style-name="ce1" office:value-type="string" calcext:value-type="string">
            <text:p>curses - наверное, уже многие слышали про движок псевдографического интерфейса curses. Он позволяет довольно просто реализовать простой графический интерфейс в терминале. С помощью этого модуля такая функция появляется в Python.</text:p>
          </table:table-cell>
          <table:table-cell table:number-columns-repeated="1021"/>
        </table:table-row>
        <table:table-row table:style-name="ro5">
          <table:table-cell table:number-columns-repeated="2"/>
          <table:table-cell table:style-name="ce1" office:value-type="string" calcext:value-type="string">
            <text:p>datetime - как и большинство языков высокого уровня, python позволяет работать с датой и временем. Эта библиотека реализует набор методов для получения информации, преобразования, изменения даты и времени. Можно преобразовать дату в строку или прочитать ее из строк различных форматов. Также можно выполнять арифметические операции с датами и временем.</text:p>
          </table:table-cell>
          <table:table-cell table:number-columns-repeated="1021"/>
        </table:table-row>
        <table:table-row table:style-name="ro6">
          <table:table-cell table:number-columns-repeated="2"/>
          <table:table-cell table:style-name="ce1" office:value-type="string" calcext:value-type="string">
            <text:p>decimal - этот модуль содержит функции для быстрого преобразования чисел с плавающей точкой. Также содержит несколько дополнительных возможностей для встроенного типа float.</text:p>
          </table:table-cell>
          <table:table-cell table:number-columns-repeated="1021"/>
        </table:table-row>
        <table:table-row table:style-name="ro6">
          <table:table-cell table:number-columns-repeated="2"/>
          <table:table-cell table:style-name="ce1" office:value-type="string" calcext:value-type="string">
            <text:p>difflib - эта библиотека содержит набор функций для сравнения различных последовательностей. Например, можно сравнивать файлы, строки, различную информацию в HTML и многое другое.</text:p>
          </table:table-cell>
          <table:table-cell table:number-columns-repeated="1021"/>
        </table:table-row>
        <table:table-row table:style-name="ro5">
          <table:table-cell table:number-columns-repeated="2"/>
          <table:table-cell table:style-name="ce1" office:value-type="string" calcext:value-type="string">
            <text:p>email - python поддерживает обработку email сообщений на уровне языка. Модуль не реализует никаких методов для отправки сообщений через SMTP или NNTP, этим занимаются другие протоколы. Здесь есть функции для разбора структуры email сообщений, проверки списка почты, преобразования и много другого.</text:p>
          </table:table-cell>
          <table:table-cell table:number-columns-repeated="1021"/>
        </table:table-row>
        <table:table-row table:style-name="ro5">
          <table:table-cell table:number-columns-repeated="2"/>
          <table:table-cell table:style-name="ce1" office:value-type="string" calcext:value-type="string">
            <text:p>gettext - этот модуль реализует функции локализации и интернационализации L10N для ваших программ на Python. Поддерживается стандартное API GNU gettext так и свое собственное API на основе классов. Все модули пишутся на вашем нативном языке, а затем к программе прикрепляется каталог для перевода на другие языки.</text:p>
          </table:table-cell>
          <table:table-cell table:number-columns-repeated="1021"/>
        </table:table-row>
        <table:table-row table:style-name="ro6">
          <table:table-cell table:number-columns-repeated="2"/>
          <table:table-cell table:style-name="ce1" office:value-type="string" calcext:value-type="string">
            <text:p>gzip, zlib - библиотеки python для работы со сжатыми данными. Вы можете не только распаковывать и упаковывать файлы, но и работать со строками, а также использовать пароли.</text:p>
          </table:table-cell>
          <table:table-cell table:number-columns-repeated="1021"/>
        </table:table-row>
        <table:table-row table:style-name="ro6">
          <table:table-cell table:number-columns-repeated="2"/>
          <table:table-cell table:style-name="ce1" office:value-type="string" calcext:value-type="string">
            <text:p>hashlib - этот модуль python предоставляет интерфейс для получения различных хэшей для данных. Поддерживаются такие алгоритмы:  SHA1, SHA224, SHA256, SHA384, и SHA512, а также MD5.</text:p>
          </table:table-cell>
          <table:table-cell table:number-columns-repeated="1021"/>
        </table:table-row>
        <table:table-row table:style-name="ro5">
          <table:table-cell table:number-columns-repeated="2"/>
          <table:table-cell table:style-name="ce1" office:value-type="string" calcext:value-type="string">
            <text:p>html, http - эти модули работают в одной и той же области. Модуль http позволяет работать с интернет ресурсами по протоколу HTTP, отправлять запросы GET/POST, принимать запросы, обрабатывать Cookie и фактически реализовать свой клиент или сервер на Python. Библиотека html, в свою очередь, позволяет выполнять разбор html страниц.</text:p>
          </table:table-cell>
          <table:table-cell table:number-columns-repeated="1021"/>
        </table:table-row>
        <table:table-row table:style-name="ro5">
          <table:table-cell table:number-columns-repeated="2"/>
          <table:table-cell table:style-name="ce1" office:value-type="string" calcext:value-type="string">
            <text:p>io - это базовая библиотека, которая содержит основные функции для работы с потоками ввода/вывода. Поддерживаются различные виды потоков, текстовые, бинарные и RAW потоки. Каждый поток может иметь несколько атрибутов, это разрешения на только чтение, только запись и чтение запись.</text:p>
          </table:table-cell>
          <table:table-cell table:number-columns-repeated="1021"/>
        </table:table-row>
        <table:table-row table:style-name="ro5">
          <table:table-cell table:number-columns-repeated="2"/>
          <table:table-cell table:style-name="ce1" office:value-type="string" calcext:value-type="string">
            <text:p>itertools - недавно операторы итераций начали появляться в PHP. Язык программирования Python тоже имеет средства для организации итераций, похожих на Haskell, APL и SML. Модуль использует эффективные методы работы с памятью, а также имеет некоторые дополнительные функции.</text:p>
          </table:table-cell>
          <table:table-cell table:number-columns-repeated="1021"/>
        </table:table-row>
        <table:table-row table:style-name="ro6">
          <table:table-cell table:number-columns-repeated="2"/>
          <table:table-cell table:style-name="ce1" office:value-type="string" calcext:value-type="string">
            <text:p>json - библиотека python для работы с очень популярным сейчас форматом передачи данных - json. Есть функции как для разбора формата, так и для создания объектов для отправки.</text:p>
          </table:table-cell>
          <table:table-cell table:number-columns-repeated="1021"/>
        </table:table-row>
        <table:table-row table:style-name="ro5">
          <table:table-cell table:number-columns-repeated="2"/>
          <table:table-cell table:style-name="ce1" office:value-type="string" calcext:value-type="string">
            <text:p>logging - модуль для логирования в программах Python. Библиотека реализует удобную систему логирования, которая используется в стандартных модулях. Ее преимущество в том, что вы можете отключить ведение лога в любой момент одной строчкой или изменить его подробность.</text:p>
          </table:table-cell>
          <table:table-cell table:number-columns-repeated="1021"/>
        </table:table-row>
        <table:table-row table:style-name="ro6">
          <table:table-cell table:number-columns-repeated="2"/>
          <table:table-cell table:style-name="ce1" office:value-type="string" calcext:value-type="string">
            <text:p>match - библиотека содержит стандартные функции для работы с математикой. Вычисление корня, синусов, косинусов и другие подобные функции.</text:p>
          </table:table-cell>
          <table:table-cell table:number-columns-repeated="1021"/>
        </table:table-row>
        <table:table-row table:style-name="ro6">
          <table:table-cell table:number-columns-repeated="2"/>
          <table:table-cell table:style-name="ce1" office:value-type="string" calcext:value-type="string">
            <text:p>os - одна из самых важных библиотек python. Она предназначена для взаимодействия с операционной системой. Через нее вы можете работать с файлами, получить информацию об интерфейсах операционной системы и другое.</text:p>
          </table:table-cell>
          <table:table-cell table:number-columns-repeated="1021"/>
        </table:table-row>
        <table:table-row table:style-name="ro6">
          <table:table-cell table:number-columns-repeated="2"/>
          <table:table-cell table:style-name="ce1" office:value-type="string" calcext:value-type="string">
            <text:p>pathlib - позволяет работать с путями в файловой системе. Можно преобразовывать пути из одного типа в другой, выполнять с ними различные операции.</text:p>
          </table:table-cell>
          <table:table-cell table:number-columns-repeated="1021"/>
        </table:table-row>
        <table:table-row table:style-name="ro6">
          <table:table-cell table:number-columns-repeated="2"/>
          <table:table-cell table:style-name="ce1" office:value-type="string" calcext:value-type="string">
            <text:p>random - модуль реализует генератор псевдо-случайных чисел. Он работает на основе генератора случайности вашей операционной системы.</text:p>
          </table:table-cell>
          <table:table-cell table:number-columns-repeated="1021"/>
        </table:table-row>
        <table:table-row table:style-name="ro6">
          <table:table-cell table:number-columns-repeated="2"/>
          <table:table-cell table:style-name="ce1" office:value-type="string" calcext:value-type="string">
            <text:p>re - очень часто используемый модуль python, который содержит базовый набор функций для работы с регулярными выражениями синтаксиса perl. Есть методы для решения различных задач, таких как поиск, замена, редактирование, удаление и многое другое.</text:p>
          </table:table-cell>
          <table:table-cell table:number-columns-repeated="1021"/>
        </table:table-row>
        <table:table-row table:style-name="ro6">
          <table:table-cell table:number-columns-repeated="2"/>
          <table:table-cell table:style-name="ce1" office:value-type="string" calcext:value-type="string">
            <text:p>socket - python поддерживает работу с сокетами напрямую. Вы можете без модуля http или url подключатся к любому системному или сетевому сокету и использовать его.</text:p>
          </table:table-cell>
          <table:table-cell table:number-columns-repeated="1021"/>
        </table:table-row>
        <table:table-row table:style-name="ro6">
          <table:table-cell table:number-columns-repeated="2"/>
          <table:table-cell table:style-name="ce1" office:value-type="string" calcext:value-type="string">
            <text:p>sqlite - большинство программ в среде веб используют базу данных. Расширение sqlite позволяет вашей программе использовать высокопроизводительную базу данных, которая полностью хранится в одном файле, в папке с программой.</text:p>
          </table:table-cell>
          <table:table-cell table:number-columns-repeated="1021"/>
        </table:table-row>
        <table:table-row table:style-name="ro7">
          <table:table-cell table:number-columns-repeated="2"/>
          <table:table-cell table:style-name="ce1" office:value-type="string" calcext:value-type="string">
            <text:p>ssl - библиотека, которая позволяет работать с сертификатами ssl, используется для получения html страниц по протоколу https.</text:p>
          </table:table-cell>
          <table:table-cell table:number-columns-repeated="1021"/>
        </table:table-row>
        <table:table-row table:style-name="ro6">
          <table:table-cell table:number-columns-repeated="2"/>
          <table:table-cell table:style-name="ce1" office:value-type="string" calcext:value-type="string">
            <text:p>string - еще один часто используемый модуль, который содержит множество функций для работы со строками. Поддерживаются большинство функций, которые есть в других языках, например, слияние строк, удаление лишних символов, замена, поиск и так далее.</text:p>
          </table:table-cell>
          <table:table-cell table:number-columns-repeated="1021"/>
        </table:table-row>
        <table:table-row table:style-name="ro6">
          <table:table-cell table:number-columns-repeated="2"/>
          <table:table-cell table:style-name="ce1" office:value-type="string" calcext:value-type="string">
            <text:p>threading - библиотека реализует поддержку многопоточности для python. Здесь содержатся методы для управления потоками и получения информации о них;</text:p>
          </table:table-cell>
          <table:table-cell table:number-columns-repeated="1021"/>
        </table:table-row>
        <table:table-row table:style-name="ro6">
          <table:table-cell table:number-columns-repeated="2"/>
          <table:table-cell table:style-name="ce1" office:value-type="string" calcext:value-type="string">
            <text:p>time - по возможностях и назначению эта библиотека похожа на datetime. Только ее методы рассчитаны на работу с датой и временем. Здесь реализовано множество функций стандартной библиотеки Си.</text:p>
          </table:table-cell>
          <table:table-cell table:number-columns-repeated="1021"/>
        </table:table-row>
        <table:table-row table:style-name="ro6">
          <table:table-cell table:number-columns-repeated="2"/>
          <table:table-cell table:style-name="ce1" office:value-type="string" calcext:value-type="string">
            <text:p>tkinter - это стандартные библиотеки python 3 для реализации графического интерфейса программ с помощью инструментария Tk GUI. Этот интерфейс будет работать как в Windows, так и в Linux системах.</text:p>
          </table:table-cell>
          <table:table-cell table:number-columns-repeated="1021"/>
        </table:table-row>
        <table:table-row table:style-name="ro6">
          <table:table-cell table:number-columns-repeated="2"/>
          <table:table-cell table:style-name="ce1" office:value-type="string" calcext:value-type="string">
            <text:p>urllib и urllib2 - эти библиотеки python позволяют реализовать простой парсер или браузер на python. Вы можете в несколько строк получать и разбирать содержимое веб-страниц, работу с кукси, заголовками и другими вещами библиотека берет на себя.</text:p>
          </table:table-cell>
          <table:table-cell table:number-columns-repeated="1021"/>
        </table:table-row>
        <table:table-row table:style-name="ro6">
          <table:table-cell table:number-columns-repeated="2"/>
          <table:table-cell table:style-name="ce1" office:value-type="string" calcext:value-type="string">
            <text:p>xml - библиотека, которая помогает анализировать структуры XML, а также добавлять в структуру новые теги, менять значения существующих.</text:p>
          </table:table-cell>
          <table:table-cell table:number-columns-repeated="1021"/>
        </table:table-row>
        <table:table-row table:style-name="ro7" table:number-rows-repeated="1048542">
          <table:table-cell table:number-columns-repeated="1024"/>
        </table:table-row>
        <table:table-row table:style-name="ro7">
          <table:table-cell table:number-columns-repeated="1024"/>
        </table:table-row>
      </table:table>
      <table:table table:name="Java" table:style-name="ta1" table:print="false">
        <table:table-column table:style-name="co1" table:default-cell-style-name="ce2"/>
        <table:table-column table:style-name="co5" table:default-cell-style-name="ce2"/>
        <table:table-column table:style-name="co6" table:default-cell-style-name="ce2"/>
        <table:table-column table:style-name="co4" table:number-columns-repeated="1021" table:default-cell-style-name="ce2"/>
        <table:table-row table:style-name="ro8">
          <table:table-cell office:value-type="string" calcext:value-type="string">
            <text:p>Spring</text:p>
          </table:table-cell>
          <table:table-cell table:style-name="ce4" office:value-type="string" calcext:value-type="string">
            <text:p>Spring относится к самым популярным фреймворкам Java. Большинство Java-разработчиков останавливает свой выбор именно на нем. Одна из причин подобной любви – возможность dependency injection.</text:p>
            <text:p>Spring это идеальный фреймворк для разработки корпоративных приложений и моделей конфигурации на языке Java. Он помогает разработчикам сосредоточиться на бизнес-логике приложения. Spring очень близок к фреймворку Spring Boot.</text:p>
          </table:table-cell>
          <table:table-cell table:style-name="ce5" office:value-type="string" calcext:value-type="string">
            <text:p><text:a xlink:href="https://docs.oracle.com/javase/7/docs/api/java/lang/package-summary.html" xlink:type="simple">java.lang</text:a>. Эта библиотека всегда импортируется в любое Java-приложение, поскольку содержит всё то, без чего вы в принципе не сможете программировать (String, Double, Enum, Math и так далее).</text:p>
          </table:table-cell>
          <table:table-cell table:number-columns-repeated="1021"/>
        </table:table-row>
        <table:table-row table:style-name="ro9">
          <table:table-cell office:value-type="string" calcext:value-type="string">
            <text:p>PrimeFaces</text:p>
          </table:table-cell>
          <table:table-cell table:style-name="ce4" office:value-type="string" calcext:value-type="string">
            <text:p>PrimeFaces может похвастать более чем 100 компонентами. Среди его ключевых компонентов можно назвать, например, валидацию на стороне клиента и touch mobile kit.</text:p>
          </table:table-cell>
          <table:table-cell table:style-name="ce4" office:value-type="string" calcext:value-type="string">
            <text:p>В <text:a xlink:href="https://docs.oracle.com/javase/7/docs/api/java/util/package-summary.html" xlink:type="simple">java.util</text:a> вы можете найти все коллекции и структуры данных, доступные в Java.</text:p>
          </table:table-cell>
          <table:table-cell table:number-columns-repeated="1021"/>
        </table:table-row>
        <table:table-row table:style-name="ro10">
          <table:table-cell office:value-type="string" calcext:value-type="string">
            <text:p>Blade</text:p>
          </table:table-cell>
          <table:table-cell office:value-type="string" calcext:value-type="string">
            <text:p>Blade это легковесный MVC-фреймворк на основе Java 8. Когда мы говорим о легковесности Blade, то имеем в виду размер его исходного кода, который не превышает 500KB.</text:p>
            <text:p/>
            <text:p>Это простой фреймворк с роутингом интерфейса в стиле RESTful. Он относится к немногим фреймворкам Java, в которых нет invasive interceptors.</text:p>
            <text:p/>
            <text:p>Чтобы использовать Blade, вам нужно создать обычный проект Maven. Blade предоставляет поддержку модульности, которая есть в Java 9. Также он поддерживает довольно много веб-компонентов Java.</text:p>
          </table:table-cell>
          <table:table-cell table:style-name="ce4" office:value-type="string" calcext:value-type="string">
            <text:p>Далее, у нас есть java.io для чтения файлов, работающих потоками, объектами класса Pipe и так далее.</text:p>
          </table:table-cell>
          <table:table-cell table:number-columns-repeated="1021"/>
        </table:table-row>
        <table:table-row table:style-name="ro11">
          <table:table-cell office:value-type="string" calcext:value-type="string">
            <text:p>DropWizard</text:p>
          </table:table-cell>
          <table:table-cell table:style-name="ce4" office:value-type="string" calcext:value-type="string">
            <text:p>Dropwizard это мощный фреймворк Java, оптимизированный для разработки RESTful сервисов. Это также отличный фреймворк для разработки микросервисов Java. С помощью Dropwizard вы легко получите доступ ко всем мощным библиотекам Java.</text:p>
            <text:p>Фреймворк Dropwizard поставляется со многими библиотеками, в числе которых Google Guava, Jetty server, Hibernate Validator, Logback, Joda Time. Также есть библиотека Jackson для обработки JSON-файлов. JSON даст вам возможность сэкономить время на написании кода для единиц измерения и конфигураций. Вместо этого вы сможете направить все свои силы на функционал приложения. Проще говоря, этот фреймворк поможет вам достигнуть максимального уровня эффективности.</text:p>
            <text:p>Dropwizard поставляется с документацией, дружественной для начинающих, – с ее помощью вам будет легко начать пользоваться этим фреймворком.</text:p>
          </table:table-cell>
          <table:table-cell table:style-name="ce4" office:value-type="string" calcext:value-type="string">
            <text:p>О первых трёх вы, скорее всего, уже слышали. А вот с java.nio, альтернативой java.io, знают уже не все. Эта библиотека отвечает за неблокирующий ввод-вывод, позволяя, как вы могли догадаться, интенсивно использовать операции ввода-вывода.</text:p>
          </table:table-cell>
          <table:table-cell table:number-columns-repeated="1021"/>
        </table:table-row>
        <table:table-row table:style-name="ro11">
          <table:table-cell office:value-type="string" calcext:value-type="string">
            <text:p>GWT</text:p>
          </table:table-cell>
          <table:table-cell table:style-name="ce4" office:value-type="string" calcext:value-type="string">
            <text:p>Как следует из названия, Google Web Toolkit это фреймворк Java, разработанный Google. Он был создан, чтобы помочь разработчикам, желающим строить веб-приложения на Java. Этот фреймворк позволяет пользователям писать код на Java и запускать его в браузерах как JavaScript.</text:p>
            <text:p/>
            <text:p>Поскольку это продукт Google, GWT имеет хорошую поддержку команды опытных программистов. Вы можете использовать его для разработки сложного веб-приложения, даже если у вас нет практического опыта в языках программирования фронтенда, таких как JavaScript.</text:p>
            <text:p/>
            <text:p>Этот фреймворк имеет уникальный функционал, например, в нем есть UI abstraction, межбраузерная портируемость, интернационализация и booking.</text:p>
          </table:table-cell>
          <table:table-cell table:style-name="ce5" office:value-type="string" calcext:value-type="string">
            <text:p>java.net используется для работы с сокетами, создания подключений или коротких сетевых приложений.</text:p>
          </table:table-cell>
          <table:table-cell table:number-columns-repeated="1021"/>
        </table:table-row>
        <table:table-row table:style-name="ro12">
          <table:table-cell/>
          <table:table-cell table:style-name="ce4"/>
          <table:table-cell table:style-name="ce4" office:value-type="string" calcext:value-type="string">
            <text:p>В Java у нас также есть библиотеки для работы с GUI: javax.swing (довольно устаревшее расширение ещё более старого java.awt).</text:p>
          </table:table-cell>
          <table:table-cell table:number-columns-repeated="1021"/>
        </table:table-row>
        <table:table-row table:style-name="ro12">
          <table:table-cell table:number-columns-repeated="2"/>
          <table:table-cell table:style-name="ce4" office:value-type="string" calcext:value-type="string">
            <text:p>Мы даже можем воспроизводить музыку и создавать MIDI-файлы с помощью java.sound.</text:p>
          </table:table-cell>
          <table:table-cell table:number-columns-repeated="1021"/>
        </table:table-row>
        <table:table-row table:style-name="ro13">
          <table:table-cell table:number-columns-repeated="1024"/>
        </table:table-row>
        <table:table-row table:style-name="ro14">
          <table:table-cell table:number-columns-repeated="1024"/>
        </table:table-row>
        <table:table-row table:style-name="ro15">
          <table:table-cell table:number-columns-repeated="1024"/>
        </table:table-row>
        <table:table-row table:style-name="ro7" table:number-rows-repeated="1048565">
          <table:table-cell table:number-columns-repeated="1024"/>
        </table:table-row>
        <table:table-row table:style-name="ro7">
          <table:table-cell table:number-columns-repeated="1024"/>
        </table:table-row>
      </table:table>
      <table:table table:name="JS" table:style-name="ta1" table:print="false">
        <table:table-column table:style-name="co1" table:default-cell-style-name="ce2"/>
        <table:table-column table:style-name="co7" table:default-cell-style-name="ce2"/>
        <table:table-column table:style-name="co8" table:default-cell-style-name="ce2"/>
        <table:table-column table:style-name="co4" table:number-columns-repeated="1021" table:default-cell-style-name="ce2"/>
        <table:table-row table:style-name="ro16">
          <table:table-cell office:value-type="string" calcext:value-type="string">
            <text:p>Angular JS</text:p>
          </table:table-cell>
          <table:table-cell table:style-name="ce4" office:value-type="string" calcext:value-type="string">
            <text:p>AngularJS это фреймворк с открытым исходным кодом для создания фронтенда веб-приложений. Он нацелен на решение нескольких задач, с которыми сталкивается разработчик при построении одностраничных приложений.</text:p>
            <text:p>Этот фреймворк упрощает разработку и тестирование приложений. Он реализует подход Model-View-Controller (MVC) и Model-View-ViewModel (MVVM).</text:p>
          </table:table-cell>
          <table:table-cell table:style-name="ce4" office:value-type="string" calcext:value-type="string">
            <text:p>В последнее время jQuery утрачивает былую популярность, но по-прежнему остается жизнеспособным вариантом для проектов, требующих небольшого js-функционала.</text:p>
            <text:p><text:span text:style-name="T1">Плюсы:</text:span></text:p>
            <text:p><text:span text:style-name="T2">Малый размер дистрибутива</text:span></text:p>
            <text:p><text:span text:style-name="T2">низкий порог вхождения, исчерпывающая документация в интернете</text:span></text:p>
            <text:p><text:span text:style-name="T2">лаконичный синтаксис</text:span></text:p>
            <text:p><text:span text:style-name="T2">легко расширяемый</text:span></text:p>
            <text:p><text:span text:style-name="T1">Минусы:</text:span></text:p>
            <text:p><text:span text:style-name="T2">замедляет работу приложения</text:span></text:p>
            <text:p><text:span text:style-name="T2">может повлечь проблемы совместимости с браузером</text:span></text:p>
            <text:p><text:span text:style-name="T2">сообщество разработчиков протестует против его повсеместного использования</text:span></text:p>
            <text:p><text:span text:style-name="T2"/></text:p>
          </table:table-cell>
          <table:table-cell table:number-columns-repeated="1021"/>
        </table:table-row>
        <table:table-row table:style-name="ro17">
          <table:table-cell office:value-type="string" calcext:value-type="string">
            <text:p>React</text:p>
          </table:table-cell>
          <table:table-cell table:style-name="ce4" office:value-type="string" calcext:value-type="string">
            <text:p>React это библиотека JavaScript.React поддерживается Facebook, Instagram и другими компаниями. В шаблоне Model-View-Controller (MVC) он соответствует Представлению (View).</text:p>
            <text:p>Он используется для построения пользовательских интерфейсов.</text:p>
          </table:table-cell>
          <table:table-cell table:style-name="Default" office:value-type="string" calcext:value-type="string">
            <text:p>Lodash и Uinderscore</text:p>
            <text:p>Эти две библиотеки объединены по причине того, что обе они предоставляют сотни инструментов для расширения функциональности нативных строк, чисел, массивов и методов работы с другими примитивами. Они довольно сильно пересекаются, поэтому их не рекомендуется использовать вместе в одном проекте.</text:p>
            <text:p/>
            <text:p>Плюсы:</text:p>
            <text:p/>
            <text:p>компактные и простые</text:p>
            <text:p>хорошая документация, низкий порог вхождения</text:p>
            <text:p>совместимость с большинством других библиотек и фреймворков</text:p>
            <text:p>могут использоваться как ни клиенте, так и на сервере</text:p>
            <text:p>Минусы:</text:p>
            <text:p/>
            <text:p>некоторые методы доступны в ES2015 И других более поздних версиях JavaScript</text:p>
          </table:table-cell>
          <table:table-cell table:number-columns-repeated="1021"/>
        </table:table-row>
        <table:table-row table:style-name="ro18">
          <table:table-cell office:value-type="string" calcext:value-type="string">
            <text:p>Ext JS</text:p>
          </table:table-cell>
          <table:table-cell table:style-name="ce4" office:value-type="string" calcext:value-type="string">
            <text:p>Ext JS это фреймворк для создания приложений на JavaScript. Он задействуется при построении интерактивных кроссплатформенных веб-приложений. Использует такие технологии как Ajax, DHTML и др. </text:p>
          </table:table-cell>
          <table:table-cell table:style-name="Default"/>
          <table:table-cell table:number-columns-repeated="1021"/>
        </table:table-row>
        <table:table-row table:style-name="ro19">
          <table:table-cell office:value-type="string" calcext:value-type="string">
            <text:p>BackBone</text:p>
          </table:table-cell>
          <table:table-cell table:style-name="ce4" office:value-type="string" calcext:value-type="string">
            <text:p>ackbone.js это библиотека JavaScript. Она использует RESTful JSON интерфейс. Основана на шаблоне проектирования приложений Model-View-Presenter (MVP). Эта библиотека создана для разработки одностраничных веб-приложений. Она помогает поддерживать синхронизацию различных частей веб-приложений.</text:p>
          </table:table-cell>
          <table:table-cell table:style-name="Default"/>
          <table:table-cell table:number-columns-repeated="1021"/>
        </table:table-row>
        <table:table-row table:style-name="ro20">
          <table:table-cell office:value-type="string" calcext:value-type="string">
            <text:p>GWT</text:p>
          </table:table-cell>
          <table:table-cell office:value-type="string" calcext:value-type="string">
            <text:p>Google Web Toolkit помогает разработчикам создавать и поддерживать сложные фронтенд-приложения на Java.</text:p>
          </table:table-cell>
          <table:table-cell table:style-name="Default"/>
          <table:table-cell table:number-columns-repeated="1021"/>
        </table:table-row>
        <table:table-row table:style-name="ro7" table:number-rows-repeated="5">
          <table:table-cell table:number-columns-repeated="2"/>
          <table:table-cell table:style-name="Default"/>
          <table:table-cell table:number-columns-repeated="1021"/>
        </table:table-row>
        <table:table-row table:style-name="ro7" table:number-rows-repeated="1048565">
          <table:table-cell table:number-columns-repeated="1024"/>
        </table:table-row>
        <table:table-row table:style-name="ro7">
          <table:table-cell table:number-columns-repeated="1024"/>
        </table:table-row>
      </table:table>
      <table:table table:name="C++" table:style-name="ta1">
        <table:table-column table:style-name="co4" table:default-cell-style-name="ce2"/>
        <table:table-column table:style-name="co9" table:number-columns-repeated="2" table:default-cell-style-name="ce2"/>
        <table:table-column table:style-name="co4" table:number-columns-repeated="1021" table:default-cell-style-name="ce2"/>
        <table:table-row table:style-name="ro21">
          <table:table-cell office:value-type="string" calcext:value-type="string">
            <text:p>SFML</text:p>
          </table:table-cell>
          <table:table-cell table:style-name="ce4" office:value-type="string" calcext:value-type="string">
            <text:p><text:a xlink:href="https://www.sfml-dev.org/" xlink:type="simple">SFML</text:a> (Simple and Fast Multimedia Library) — одна из самых удобных и быстрых графических библиотек для 2D-графики. Её неоспоримое преимущество — минимальные требования к уровню знаний языка и лёгкость освоения: всего за несколько дней можно написать вполне себе полноценную программу. К примеру, <text:a xlink:href="https://www.sfml-dev.org/tutorials/2.4/start-vc.php" xlink:type="simple">первое графическое приложение</text:a> «SFML works!» можно написать всего за минуту. Ещё одно неоспоримое преимущество — кроссплатформенность: SFML работает под Windows, Linux (только X11, но не Wayland) и Mac, <text:a xlink:href="https://www.sfml-dev.org/index.php" xlink:type="simple">планируется</text:a> выход под Android. </text:p>
          </table:table-cell>
          <table:table-cell office:value-type="string" calcext:value-type="string">
            <text:p>MFC и ATL Классы Microsoft Foundation Classes (MFC) предоставляют объектно-ориентированную оболочку C++ для Win32 для быстрого создания классических приложений в машинном коде. Active Template Library (ATL) — это библиотека оболочки, которая упрощает разработку COM и широко используется для создания элементов управления ActiveX.</text:p>
            <text:p>Программы MFC или ATL можно создавать в выпуске Visual Studio Community или более поздней версии. Выпуски Express не поддерживают MFC и ATL.</text:p>
            <text:p>В Visual Studio 2015 Visual C++ — это необязательный компонент, а компоненты MFC и ATL являются необязательными компонентами в составе Visual C++. Если эти компоненты не выбраны, при установке Visual Studio будет предложено установить их при первой попытке создать или открыть проект MFC или ATL.</text:p>
            <text:p>В Visual Studio 2017 и более поздних версиях MFC и ATL являются необязательными подкомпонентами при разработке классических приложений с C++ рабочей нагрузкой в Visual Studio Installerной программе. Можно установить поддержку ATL без MFC или сочетать поддержку MFC и ATL (MFC зависит от ATL). </text:p>
          </table:table-cell>
          <table:table-cell table:number-columns-repeated="1021"/>
        </table:table-row>
        <table:table-row table:style-name="ro22">
          <table:table-cell office:value-type="string" calcext:value-type="string">
            <text:p>QT</text:p>
          </table:table-cell>
          <table:table-cell office:value-type="string" calcext:value-type="string">
            <text:p>Qt представляет собой целый набор инструментов для быстрого и удобного проектирования GUI. Конечно же, здесь можно писать и игры — почему бы и нет? — но Qt привлекает программистов в основном тем, что она является быстрой, удобной, гибкой и кроссплатформенной. Во многом Qt обогнала даже SFML: библиотека доступна как на Windows, Linux и Mac, так и на мобильных платформах — Windows Mobile, Android и iOS.</text:p>
          </table:table-cell>
          <table:table-cell table:number-columns-repeated="1022"/>
        </table:table-row>
        <table:table-row table:style-name="ro23">
          <table:table-cell office:value-type="string" calcext:value-type="string">
            <text:p>Cairo</text:p>
          </table:table-cell>
          <table:table-cell table:style-name="ce4" office:value-type="string" calcext:value-type="string">
            <text:p><text:a xlink:href="http://www.cairographics.org/" xlink:type="simple">Cairo</text:a> — библиотека для отрисовки векторных изображений под Linux, Windows и Mac OS. К примеру, такой крупный проект, как Mozilla, использует Cairo в браузерном движке <text:a xlink:href="https://ru.wikipedia.org/wiki/Gecko" xlink:type="simple">Gecko</text:a>. Также Cairo лежит в основе некоторых операционных систем (MorphOS, AmigaOS) и приложений (InkScape, Synfig, Graphite). При использовании библиотеки будьте готовы к отсутствию русскоязычных ресурсов. </text:p>
          </table:table-cell>
          <table:table-cell table:number-columns-repeated="1022"/>
        </table:table-row>
        <table:table-row table:style-name="ro24">
          <table:table-cell table:number-columns-repeated="1024"/>
        </table:table-row>
        <table:table-row table:style-name="ro25">
          <table:table-cell table:number-columns-repeated="1024"/>
        </table:table-row>
        <table:table-row table:style-name="ro26">
          <table:table-cell table:number-columns-repeated="1024"/>
        </table:table-row>
        <table:table-row table:style-name="ro24">
          <table:table-cell table:number-columns-repeated="1024"/>
        </table:table-row>
        <table:table-row table:style-name="ro27">
          <table:table-cell table:number-columns-repeated="1024"/>
        </table:table-row>
        <table:table-row table:style-name="ro28">
          <table:table-cell table:number-columns-repeated="1024"/>
        </table:table-row>
        <table:table-row table:style-name="ro22">
          <table:table-cell table:number-columns-repeated="1024"/>
        </table:table-row>
        <table:table-row table:style-name="ro29">
          <table:table-cell table:number-columns-repeated="1024"/>
        </table:table-row>
        <table:table-row table:style-name="ro30">
          <table:table-cell table:number-columns-repeated="1024"/>
        </table:table-row>
        <table:table-row table:style-name="ro27">
          <table:table-cell table:number-columns-repeated="1024"/>
        </table:table-row>
        <table:table-row table:style-name="ro31">
          <table:table-cell table:number-columns-repeated="1024"/>
        </table:table-row>
        <table:table-row table:style-name="ro32">
          <table:table-cell table:number-columns-repeated="1024"/>
        </table:table-row>
        <table:table-row table:style-name="ro33">
          <table:table-cell table:number-columns-repeated="1024"/>
        </table:table-row>
        <table:table-row table:style-name="ro32">
          <table:table-cell table:number-columns-repeated="1024"/>
        </table:table-row>
        <table:table-row table:style-name="ro34">
          <table:table-cell table:number-columns-repeated="1024"/>
        </table:table-row>
        <table:table-row table:style-name="ro35">
          <table:table-cell table:number-columns-repeated="1024"/>
        </table:table-row>
        <table:table-row table:style-name="ro36">
          <table:table-cell table:number-columns-repeated="1024"/>
        </table:table-row>
        <table:table-row table:style-name="ro37">
          <table:table-cell table:number-columns-repeated="1024"/>
        </table:table-row>
        <table:table-row table:style-name="ro34">
          <table:table-cell table:number-columns-repeated="1024"/>
        </table:table-row>
        <table:table-row table:style-name="ro38">
          <table:table-cell table:number-columns-repeated="1024"/>
        </table:table-row>
        <table:table-row table:style-name="ro39">
          <table:table-cell table:number-columns-repeated="1024"/>
        </table:table-row>
        <table:table-row table:style-name="ro34">
          <table:table-cell table:number-columns-repeated="1024"/>
        </table:table-row>
        <table:table-row table:style-name="ro40">
          <table:table-cell table:number-columns-repeated="1024"/>
        </table:table-row>
        <table:table-row table:style-name="ro41">
          <table:table-cell table:number-columns-repeated="1024"/>
        </table:table-row>
        <table:table-row table:style-name="ro42">
          <table:table-cell table:number-columns-repeated="1024"/>
        </table:table-row>
        <table:table-row table:style-name="ro35">
          <table:table-cell table:number-columns-repeated="1024"/>
        </table:table-row>
        <table:table-row table:style-name="ro43">
          <table:table-cell table:number-columns-repeated="1024"/>
        </table:table-row>
        <table:table-row table:style-name="ro44">
          <table:table-cell table:number-columns-repeated="1024"/>
        </table:table-row>
        <table:table-row table:style-name="ro25">
          <table:table-cell table:number-columns-repeated="1024"/>
        </table:table-row>
        <table:table-row table:style-name="ro45">
          <table:table-cell table:number-columns-repeated="1024"/>
        </table:table-row>
        <table:table-row table:style-name="ro7" table:number-rows-repeated="1048542">
          <table:table-cell table:number-columns-repeated="1024"/>
        </table:table-row>
        <table:table-row table:style-name="ro7">
          <table:table-cell table:number-columns-repeated="1024"/>
        </table:table-row>
      </table:table>
      <table:table table:name="Sheet5" table:style-name="ta1">
        <table:table-column table:style-name="co4" table:default-cell-style-name="Default"/>
        <table:table-row table:style-name="ro7">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US"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2">00/00/0000</text:date>, <text:time style:data-style-name="N2" text:time-value="16:33:57.54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44M4S</meta:editing-duration>
    <meta:editing-cycles>10</meta:editing-cycles>
    <meta:generator>LibreOffice/5.4.3.2$Windows_x86 LibreOffice_project/92a7159f7e4af62137622921e809f8546db437e5</meta:generator>
    <dc:date>2019-11-12T16:45:57.644000000</dc:date>
    <meta:document-statistic meta:table-count="5" meta:cell-count="77" meta:object-count="0"/>
    <meta:user-defined meta:name="Info 1"/>
    <meta:user-defined meta:name="Info 2"/>
    <meta:user-defined meta:name="Info 3"/>
    <meta:user-defined meta:name="Info 4"/>
  </office:meta>
</office:document-meta>
</file>